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top="0cm" fo:margin-bottom="0.2cm"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3" draw:id="id1" draw:layer="layout" svg:width="3cm" svg:height="2cm" svg:x="7.5cm" svg:y="13cm">
          <text:p text:style-name="P1">Karte</text:p>
          <text:p text:style-name="P2"><text:span text:style-name="T1">Farbe farbe</text:span></text:p>
          <text:p text:style-name="P2"><text:span text:style-name="T1">Bild bild</text:span></text:p>
        </draw:rect>
        <draw:rect draw:style-name="gr1" draw:text-style-name="P3" draw:id="id2" draw:layer="layout" svg:width="3cm" svg:height="1cm" svg:x="2.5cm" svg:y="16.5cm">
          <text:p text:style-name="P3">Tisch</text:p>
        </draw:rect>
        <draw:rect draw:style-name="gr1" draw:text-style-name="P3" draw:id="id5" draw:layer="layout" svg:width="2.5cm" svg:height="1cm" svg:x="13.5cm" svg:y="17cm">
          <text:p text:style-name="P3">Spieler</text:p>
        </draw:rect>
        <draw:rect draw:style-name="gr1" draw:text-style-name="P3" draw:id="id4" draw:layer="layout" svg:width="2.5cm" svg:height="1cm" svg:x="13.5cm" svg:y="13.5cm">
          <text:p text:style-name="P3">Blatt</text:p>
        </draw:rect>
        <draw:rect draw:style-name="gr1" draw:text-style-name="P3" draw:id="id3" draw:layer="layout" svg:width="2.5cm" svg:height="1cm" svg:x="8.5cm" svg:y="18.5cm">
          <text:p text:style-name="P3">Runde</text:p>
        </draw:rect>
        <draw:connector draw:style-name="gr2" draw:text-style-name="P3" draw:layer="layout" draw:type="lines" svg:x1="7.5cm" svg:y1="14cm" svg:x2="4cm" svg:y2="16.5cm" draw:start-shape="id1" draw:end-shape="id2" draw:end-glue-point="0">
          <text:p/>
        </draw:connector>
        <draw:connector draw:style-name="gr2" draw:text-style-name="P3" draw:layer="layout" draw:type="lines" svg:x1="4cm" svg:y1="17.5cm" svg:x2="8.5cm" svg:y2="19cm" draw:start-shape="id2" draw:start-glue-point="2" draw:end-shape="id3">
          <text:p/>
        </draw:connector>
        <draw:connector draw:style-name="gr2" draw:text-style-name="P3" draw:layer="layout" draw:type="lines" svg:x1="10.5cm" svg:y1="14cm" svg:x2="13.5cm" svg:y2="14cm" draw:start-shape="id1" draw:end-shape="id4">
          <text:p/>
        </draw:connector>
        <draw:connector draw:style-name="gr2" draw:text-style-name="P3" draw:layer="layout" draw:type="lines" svg:x1="14.75cm" svg:y1="14.5cm" svg:x2="14.75cm" svg:y2="17cm" draw:start-shape="id4" draw:end-shape="id5" draw:end-glue-point="0">
          <text:p/>
        </draw:connector>
        <draw:connector draw:style-name="gr2" draw:text-style-name="P3" draw:layer="layout" draw:type="lines" svg:x1="13.5cm" svg:y1="17.5cm" svg:x2="11cm" svg:y2="19cm" draw:start-shape="id5" draw:end-shape="id3" draw:end-glue-point="1">
          <text:p/>
        </draw:connector>
        <draw:connector draw:style-name="gr2" draw:text-style-name="P3" draw:layer="layout" draw:type="lines" svg:x1="14.75cm" svg:y1="14.5cm" svg:x2="5.5cm" svg:y2="17cm" draw:start-shape="id4" draw:start-glue-point="2" draw:end-shape="id2">
          <text:p/>
        </draw:connector>
        <draw:rect draw:style-name="gr1" draw:text-style-name="P3" draw:layer="layout" svg:width="3.5cm" svg:height="1.5cm" svg:x="5cm" svg:y="8cm">
          <text:p text:style-name="P1"><text:span text:style-name="T2">Bild</text:span></text:p>
          <text:p text:style-name="P2"><text:span text:style-name="T1">As, 10, K, D, B, 9</text:span></text:p>
        </draw:rect>
        <draw:rect draw:style-name="gr1" draw:text-style-name="P3" draw:layer="layout" svg:width="4cm" svg:height="1.5cm" svg:x="9cm" svg:y="8cm">
          <text:p text:style-name="P1"><text:span text:style-name="T2">Farbe</text:span></text:p>
          <text:p text:style-name="P2"><text:span text:style-name="T1">Kreuz, Pik, Herz, Kar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8-04T09:56:46.64</meta:creation-date>
    <dc:date>2008-08-04T10:19:00.04</dc:date>
    <meta:editing-duration>PT00H22M15S</meta:editing-duration>
    <meta:editing-cycles>2</meta:editing-cycles>
    <meta:generator>OpenOffice.org/3.0_Beta$Win32 OpenOffice.org_project/300m3$Build-9328</meta:generator>
    <meta:document-statistic meta:object-count="1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